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014cm" svg:height="8.988cm" svg:x="4.606cm" svg:y="4.473cm">
            <draw:object draw:notify-on-update-of-ranges="Feuille1.F3:Feuille1.F3 Feuille1.F4:Feuille1.F7 Feuille1.F3:Feuille1.F3 Feuille1.G4:Feuille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2cm" svg:height="8.988cm" svg:x="21.239cm" svg:y="4.129cm">
            <draw:object draw:notify-on-update-of-ranges="Feuille1.H4:Feuille1.H7 Feuille1.H3:Feuille1.H3 Feuille1.I4:Feuille1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rbes de commande des servomoteur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oints d’intérê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teur Gauche</text:p>
          </table:table-cell>
          <table:table-cell office:value-type="string" calcext:value-type="string">
            <text:p>Moteur Droit</text:p>
          </table:table-cell>
          <table:table-cell table:number-columns-repeated="2"/>
          <table:table-cell office:value-type="string" calcext:value-type="string">
            <text:p>Moteur Gauche</text:p>
          </table:table-cell>
          <table:table-cell/>
          <table:table-cell office:value-type="string" calcext:value-type="string">
            <text:p>Moteur Droit</text:p>
          </table:table-cell>
          <table:table-cell/>
        </table:table-row>
        <table:table-row table:style-name="ro1">
          <table:table-cell office:value-type="string" calcext:value-type="string">
            <text:p>Backward stop</text:p>
          </table:table-cell>
          <table:table-cell office:value-type="float" office:value="1475" calcext:value-type="float">
            <text:p>1475</text:p>
          </table:table-cell>
          <table:table-cell office:value-type="float" office:value="1565" calcext:value-type="float">
            <text:p>1565</text:p>
          </table:table-cell>
          <table:table-cell table:number-columns-repeated="2"/>
          <table:table-cell table:formula="of:=[.B4]-[.B6]" office:value-type="float" office:value="1425" calcext:value-type="float">
            <text:p>1425</text:p>
          </table:table-cell>
          <table:table-cell office:value-type="float" office:value="-1" calcext:value-type="float">
            <text:p>-1</text:p>
          </table:table-cell>
          <table:table-cell table:formula="of:=[.C4]+[.C6]" office:value-type="float" office:value="1615" calcext:value-type="float">
            <text:p>16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orward stop</text:p>
          </table:table-cell>
          <table:table-cell office:value-type="float" office:value="1575" calcext:value-type="float">
            <text:p>1575</text:p>
          </table:table-cell>
          <table:table-cell office:value-type="float" office:value="1465" calcext:value-type="float">
            <text:p>1465</text:p>
          </table:table-cell>
          <table:table-cell table:number-columns-repeated="2"/>
          <table:table-cell table:formula="of:=[.B4]"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 rang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formula="of:=[.B5]"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5]+[.B6]"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table:formula="of:=[.C5]-[.C6]"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18:43:17.9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8:37:01.083000000</meta:creation-date>
    <dc:date>2024-09-16T18:53:03.368000000</dc:date>
    <meta:editing-duration>PT15M15S</meta:editing-duration>
    <meta:editing-cycles>3</meta:editing-cycles>
    <meta:generator>LibreOffice/24.8.0.3$Windows_X86_64 LibreOffice_project/0bdf1299c94fe897b119f97f3c613e9dca6be583</meta:generator>
    <meta:document-statistic meta:table-count="1" meta:cell-count="31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8.989cm" xlink:href=".." xlink:type="simple" chart:class="chart:scatter" chart:style-name="ch1">
        <chart:legend chart:legend-position="end" svg:x="12.191cm" svg:y="4.192cm" style:legend-expansion="high" chart:style-name="ch2"/>
        <chart:plot-area chart:style-name="ch3" table:cell-range-address="Feuille1.F3:Feuille1.F7 Feuille1.G4:Feuille1.G7" chart:data-source-has-labels="row" svg:x="0.32cm" svg:y="0.179cm" svg:width="11.551cm" svg:height="8.631cm">
          <chart:coordinate-region svg:x="1.191cm" svg:y="0.381cm" svg:width="10.278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G4:Feuille1.G7" chart:label-cell-address="Feuille1.F3:Feuille1.F3" chart:class="chart:scatter">
            <chart:domain table:cell-range-address="Feuille1.F4:Feuille1.F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Moteur Gauche</text:p>
                <draw:g>
                  <svg:desc>Feuille1.F3:Feuille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5">
                <text:p>1425</text:p>
                <draw:g>
                  <svg:desc>Feuille1.F4:Feuille1.F7</svg:desc>
                </draw:g>
              </table:table-cell>
              <table:table-cell office:value-type="float" office:value="-1">
                <text:p>-1</text:p>
                <draw:g>
                  <svg:desc>Feuille1.G4:Feuille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5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5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">
                <text:p>16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8.989cm" xlink:href=".." xlink:type="simple" chart:class="chart:scatter" chart:style-name="ch1">
        <chart:legend chart:legend-position="end" svg:x="12.669cm" svg:y="4.192cm" style:legend-expansion="high" chart:style-name="ch2"/>
        <chart:plot-area chart:style-name="ch3" table:cell-range-address="Feuille1.H3:Feuille1.H7 Feuille1.I4:Feuille1.I7" chart:data-source-has-labels="row" svg:x="0.319cm" svg:y="0.179cm" svg:width="12.031cm" svg:height="8.631cm">
          <chart:coordinate-region svg:x="1.19cm" svg:y="0.381cm" svg:width="10.758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I4:Feuille1.I7" chart:label-cell-address="Feuille1.H3:Feuille1.H3" chart:class="chart:scatter">
            <chart:domain table:cell-range-address="Feuille1.H4:Feuille1.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Moteur Droit</text:p>
                <draw:g>
                  <svg:desc>Feuille1.H3:Feui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15">
                <text:p>1615</text:p>
                <draw:g>
                  <svg:desc>Feuille1.H4:Feuille1.H7</svg:desc>
                </draw:g>
              </table:table-cell>
              <table:table-cell office:value-type="float" office:value="-1">
                <text:p>-1</text:p>
                <draw:g>
                  <svg:desc>Feuille1.I4:Feuille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5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5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5">
                <text:p>14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